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77mm"/>
    </style:style>
    <style:style style:name="co2" style:family="table-column">
      <style:table-column-properties fo:break-before="auto" style:column-width="37.6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30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0.92mm"/>
    </style:style>
    <style:style style:name="co7" style:family="table-column">
      <style:table-column-properties fo:break-before="auto" style:column-width="39.11mm"/>
    </style:style>
    <style:style style:name="co8" style:family="table-column">
      <style:table-column-properties fo:break-before="auto" style:column-width="50.75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37.87mm"/>
    </style:style>
    <style:style style:name="co11" style:family="table-column">
      <style:table-column-properties fo:break-before="auto" style:column-width="56.2mm"/>
    </style:style>
    <style:style style:name="co12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imilar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atégo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tatistiques" table:style-name="ta1">
        <table:table-column table:style-name="co6" table:default-cell-style-name="ce2"/>
        <table:table-row table:style-name="ro1">
          <table:table-cell table:style-name="ce1" office:value-type="string" calcext:value-type="string">
            <text:p>Catégories</text:p>
          </table:table-cell>
        </table:table-row>
        <table:table-row table:style-name="ro1">
          <table:table-cell office:value-type="string" calcext:value-type="string">
            <text:p>Toutes les propriétés renseignées</text:p>
          </table:table-cell>
        </table:table-row>
        <table:table-row table:style-name="ro1">
          <table:table-cell office:value-type="string" calcext:value-type="string">
            <text:p>Catégories (ou Acteurs) absents dans l’un des objets mais l’autre présents</text:p>
          </table:table-cell>
        </table:table-row>
        <table:table-row table:style-name="ro1">
          <table:table-cell office:value-type="string" calcext:value-type="string">
            <text:p>Acteurs manquants dans les deux mais catégories présentes</text:p>
          </table:table-cell>
        </table:table-row>
        <table:table-row table:style-name="ro1" table:number-rows-repeated="1048571">
          <table:table-cell/>
        </table:table-row>
        <table:table-row table:style-name="ro1">
          <table:table-cell/>
        </table:table-row>
      </table:table>
      <table:table table:name="testset" table:style-name="ta1"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atégori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rainingset" table:style-name="ta1"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atégori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results" table:style-name="ta1">
        <table:table-column table:style-name="co5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atĂ©gorie</text:p>
          </table:table-cell>
          <table:table-cell office:value-type="string" calcext:value-type="string">
            <text:p>CombMNZ</text:p>
          </table:table-cell>
          <table:table-cell office:value-type="string" calcext:value-type="string">
            <text:p>CombMNZ_NORM</text:p>
          </table:table-cell>
          <table:table-cell office:value-type="string" calcext:value-type="string">
            <text:p>Empirique</text:p>
          </table:table-cell>
          <table:table-cell office:value-type="string" calcext:value-type="string">
            <text:p>RÄ‚Â©gression LinÄ‚Â©aire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Ä‚Â©gression Non LinÄ‚Â©air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25" calcext:value-type="float">
            <text:p>1,425</text:p>
          </table:table-cell>
          <table:table-cell office:value-type="float" office:value="0.1391111111" calcext:value-type="float">
            <text:p>0,1391111111</text:p>
          </table:table-cell>
          <table:table-cell office:value-type="float" office:value="0.1425" calcext:value-type="float">
            <text:p>0,1425</text:p>
          </table:table-cell>
          <table:table-cell office:value-type="string" calcext:value-type="string">
            <text:p>0,244109778084698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746392404369" calcext:value-type="float">
            <text:p>1,537463924</text:p>
          </table:table-cell>
          <table:table-cell office:value-type="float" office:value="0.0148467226460318" calcext:value-type="float">
            <text:p>0,0148467226</text:p>
          </table:table-cell>
          <table:table-cell office:value-type="float" office:value="0.2008868445" calcext:value-type="float">
            <text:p>0,2008868445</text:p>
          </table:table-cell>
          <table:table-cell office:value-type="string" calcext:value-type="string">
            <text:p>0,5827243704658239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07920792079208" calcext:value-type="float">
            <text:p>0,207920792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0,18237343097503575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office:value-type="float" office:value="0.801980198019802" calcext:value-type="float">
            <text:p>0,80198019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0,6172008534654969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,75</text:p>
          </table:table-cell>
          <table:table-cell office:value-type="float" office:value="0.306930693069307" calcext:value-type="float">
            <text:p>0,3069306931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0,805684810187156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607142857143" calcext:value-type="float">
            <text:p>2,1160714286</text:p>
          </table:table-cell>
          <table:table-cell office:value-type="float" office:value="0.2351111111" calcext:value-type="float">
            <text:p>0,2351111111</text:p>
          </table:table-cell>
          <table:table-cell office:value-type="float" office:value="0.2116071429" calcext:value-type="float">
            <text:p>0,2116071429</text:p>
          </table:table-cell>
          <table:table-cell office:value-type="string" calcext:value-type="string">
            <text:p>0,2154035443185418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03960396039604" calcext:value-type="float">
            <text:p>0,603960396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0,7096197419897271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6066017177982" calcext:value-type="float">
            <text:p>5,5606601718</text:p>
          </table:table-cell>
          <table:table-cell office:value-type="float" office:value="0.545961738848821" calcext:value-type="float">
            <text:p>0,5459617388</text:p>
          </table:table-cell>
          <table:table-cell office:value-type="float" office:value="0.5767766953" calcext:value-type="float">
            <text:p>0,5767766953</text:p>
          </table:table-cell>
          <table:table-cell office:value-type="string" calcext:value-type="string">
            <text:p>0,5176386338433677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2132034355964" calcext:value-type="float">
            <text:p>6,3213203436</text:p>
          </table:table-cell>
          <table:table-cell office:value-type="float" office:value="0.646378923242197" calcext:value-type="float">
            <text:p>0,6463789232</text:p>
          </table:table-cell>
          <table:table-cell office:value-type="float" office:value="0.6735533906" calcext:value-type="float">
            <text:p>0,6735533906</text:p>
          </table:table-cell>
          <table:table-cell office:value-type="string" calcext:value-type="string">
            <text:p>0,8874001340359259</text:p>
          </table:table-cell>
          <table:table-cell/>
          <table:table-cell office:value-type="float" office:value="0.772727272727273" calcext:value-type="float">
            <text:p>0,7727272727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22474487139159" calcext:value-type="float">
            <text:p>7,2247448714</text:p>
          </table:table-cell>
          <table:table-cell office:value-type="float" office:value="0.765642887312421" calcext:value-type="float">
            <text:p>0,7656428873</text:p>
          </table:table-cell>
          <table:table-cell office:value-type="float" office:value="0.7041241452" calcext:value-type="float">
            <text:p>0,7041241452</text:p>
          </table:table-cell>
          <table:table-cell office:value-type="string" calcext:value-type="string">
            <text:p>0,4905228767734323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.94274891498821" calcext:value-type="float">
            <text:p>6,942748915</text:p>
          </table:table-cell>
          <table:table-cell office:value-type="float" office:value="0.728415698348279" calcext:value-type="float">
            <text:p>0,7284156983</text:p>
          </table:table-cell>
          <table:table-cell office:value-type="float" office:value="0.7606962477" calcext:value-type="float">
            <text:p>0,7606962477</text:p>
          </table:table-cell>
          <table:table-cell office:value-type="string" calcext:value-type="string">
            <text:p>0,8754622931746527</text:p>
          </table:table-cell>
          <table:table-cell/>
          <table:table-cell office:value-type="float" office:value="0.772727272727273" calcext:value-type="float">
            <text:p>0,7727272727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39736659610103" calcext:value-type="float">
            <text:p>6,3973665961</text:p>
          </table:table-cell>
          <table:table-cell office:value-type="float" office:value="0.656418032488584" calcext:value-type="float">
            <text:p>0,6564180325</text:p>
          </table:table-cell>
          <table:table-cell office:value-type="float" office:value="0.666227766" calcext:value-type="float">
            <text:p>0,666227766</text:p>
          </table:table-cell>
          <table:table-cell office:value-type="string" calcext:value-type="string">
            <text:p>0,8284191044704677</text:p>
          </table:table-cell>
          <table:table-cell/>
          <table:table-cell office:value-type="float" office:value="0.772727272727273" calcext:value-type="float">
            <text:p>0,772727272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9285714285714" calcext:value-type="float">
            <text:p>8,8928571429</text:p>
          </table:table-cell>
          <table:table-cell office:value-type="float" office:value="0.985855728429986" calcext:value-type="float">
            <text:p>0,9858557284</text:p>
          </table:table-cell>
          <table:table-cell office:value-type="float" office:value="0.9892857143" calcext:value-type="float">
            <text:p>0,9892857143</text:p>
          </table:table-cell>
          <table:table-cell office:value-type="string" calcext:value-type="string">
            <text:p>0,964858548792942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1785714285714" calcext:value-type="float">
            <text:p>8,5178571429</text:p>
          </table:table-cell>
          <table:table-cell office:value-type="float" office:value="0.936350777934936" calcext:value-type="float">
            <text:p>0,9363507779</text:p>
          </table:table-cell>
          <table:table-cell office:value-type="float" office:value="0.9642857143" calcext:value-type="float">
            <text:p>0,9642857143</text:p>
          </table:table-cell>
          <table:table-cell office:value-type="string" calcext:value-type="string">
            <text:p>0,968218197633046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625" calcext:value-type="float">
            <text:p>8,625</text:p>
          </table:table-cell>
          <table:table-cell office:value-type="float" office:value="0.950495049504951" calcext:value-type="float">
            <text:p>0,9504950495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0,967434323945234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75" calcext:value-type="float">
            <text:p>8,75</text:p>
          </table:table-cell>
          <table:table-cell office:value-type="float" office:value="0.966996699669967" calcext:value-type="float">
            <text:p>0,9669966997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0,965979084236691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11607142857143" calcext:value-type="float">
            <text:p>8,1160714286</text:p>
          </table:table-cell>
          <table:table-cell office:value-type="float" office:value="0.883309759547383" calcext:value-type="float">
            <text:p>0,8833097595</text:p>
          </table:table-cell>
          <table:table-cell office:value-type="float" office:value="0.9116071429" calcext:value-type="float">
            <text:p>0,9116071429</text:p>
          </table:table-cell>
          <table:table-cell office:value-type="string" calcext:value-type="string">
            <text:p>0,97054854859088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0.960396039603961" calcext:value-type="float">
            <text:p>0,9603960396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3851334923255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14330352493528" calcext:value-type="float">
            <text:p>8,1433035249</text:p>
          </table:table-cell>
          <table:table-cell office:value-type="float" office:value="0.886904755767034" calcext:value-type="float">
            <text:p>0,8869047558</text:p>
          </table:table-cell>
          <table:table-cell office:value-type="float" office:value="0.9428869017" calcext:value-type="float">
            <text:p>0,9428869017</text:p>
          </table:table-cell>
          <table:table-cell office:value-type="string" calcext:value-type="string">
            <text:p>0,97138890292521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44948974278318" calcext:value-type="float">
            <text:p>8,4494897428</text:p>
          </table:table-cell>
          <table:table-cell office:value-type="float" office:value="0.927325378585238" calcext:value-type="float">
            <text:p>0,9273253786</text:p>
          </table:table-cell>
          <table:table-cell office:value-type="float" office:value="0.9082482905" calcext:value-type="float">
            <text:p>0,9082482905</text:p>
          </table:table-cell>
          <table:table-cell office:value-type="string" calcext:value-type="string">
            <text:p>0,905186655262701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90666666666667" calcext:value-type="float">
            <text:p>8,9066666667</text:p>
          </table:table-cell>
          <table:table-cell office:value-type="float" office:value="0.987678767876788" calcext:value-type="float">
            <text:p>0,9876787679</text:p>
          </table:table-cell>
          <table:table-cell office:value-type="float" office:value="0.9844444444" calcext:value-type="float">
            <text:p>0,9844444444</text:p>
          </table:table-cell>
          <table:table-cell office:value-type="string" calcext:value-type="string">
            <text:p>0,957409373779299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63994893382979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75" calcext:value-type="float">
            <text:p>8,75</text:p>
          </table:table-cell>
          <table:table-cell office:value-type="float" office:value="0.966996699669967" calcext:value-type="float">
            <text:p>0,9669966997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0,965979084236691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7006800949915" calcext:value-type="float">
            <text:p>1,3700680095</text:p>
          </table:table-cell>
          <table:table-cell office:value-type="float" office:value="0.342517002374789" calcext:value-type="float">
            <text:p>0,3425170024</text:p>
          </table:table-cell>
          <table:table-cell office:value-type="float" office:value="0.35566326" calcext:value-type="float">
            <text:p>0,35566326</text:p>
          </table:table-cell>
          <table:table-cell office:value-type="string" calcext:value-type="string">
            <text:p>0,715854142082968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71428571428571" calcext:value-type="float">
            <text:p>0,5714285714</text:p>
          </table:table-cell>
          <table:table-cell office:value-type="float" office:value="0.142857142857143" calcext:value-type="float">
            <text:p>0,1428571429</text:p>
          </table:table-cell>
          <table:table-cell office:value-type="float" office:value="0.1142857143" calcext:value-type="float">
            <text:p>0,1142857143</text:p>
          </table:table-cell>
          <table:table-cell office:value-type="string" calcext:value-type="string">
            <text:p>0,20157990783075638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2857142857143" calcext:value-type="float">
            <text:p>1,4285714286</text:p>
          </table:table-cell>
          <table:table-cell office:value-type="float" office:value="0.357142857142857" calcext:value-type="float">
            <text:p>0,3571428571</text:p>
          </table:table-cell>
          <table:table-cell office:value-type="float" office:value="0.2857142857" calcext:value-type="float">
            <text:p>0,2857142857</text:p>
          </table:table-cell>
          <table:table-cell office:value-type="string" calcext:value-type="string">
            <text:p>0,15728783962324727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2857142857143" calcext:value-type="float">
            <text:p>1,9285714286</text:p>
          </table:table-cell>
          <table:table-cell office:value-type="float" office:value="0.482142857142857" calcext:value-type="float">
            <text:p>0,4821428571</text:p>
          </table:table-cell>
          <table:table-cell office:value-type="float" office:value="0.3857142857" calcext:value-type="float">
            <text:p>0,3857142857</text:p>
          </table:table-cell>
          <table:table-cell office:value-type="string" calcext:value-type="string">
            <text:p>0,13531354402754298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2247050535544867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2247050535544867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2.71428571428571" calcext:value-type="float">
            <text:p>2,7142857143</text:p>
          </table:table-cell>
          <table:table-cell office:value-type="float" office:value="0.678571428571429" calcext:value-type="float">
            <text:p>0,6785714286</text:p>
          </table:table-cell>
          <table:table-cell office:value-type="float" office:value="0.6428571429" calcext:value-type="float">
            <text:p>0,6428571429</text:p>
          </table:table-cell>
          <table:table-cell office:value-type="string" calcext:value-type="string">
            <text:p>0,7370115694098143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1071428571429" calcext:value-type="float">
            <text:p>3,4107142857</text:p>
          </table:table-cell>
          <table:table-cell office:value-type="float" office:value="0.852678571428571" calcext:value-type="float">
            <text:p>0,8526785714</text:p>
          </table:table-cell>
          <table:table-cell office:value-type="float" office:value="0.8821428571" calcext:value-type="float">
            <text:p>0,8821428571</text:p>
          </table:table-cell>
          <table:table-cell office:value-type="string" calcext:value-type="string">
            <text:p>0,981057594192738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6786521646545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1421356237309" calcext:value-type="float">
            <text:p>3,4142135624</text:p>
          </table:table-cell>
          <table:table-cell office:value-type="float" office:value="0.853553390593274" calcext:value-type="float">
            <text:p>0,8535533906</text:p>
          </table:table-cell>
          <table:table-cell office:value-type="string" calcext:value-type="string">
            <text:p>0,8096194078</text:p>
          </table:table-cell>
          <table:table-cell office:value-type="string" calcext:value-type="string">
            <text:p>0,8702771429679994</text:p>
          </table:table-cell>
          <table:table-cell/>
          <table:table-cell office:value-type="float" office:value="0.772727272727273" calcext:value-type="float">
            <text:p>0,772727272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205895405265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6786521646545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6786521646545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984669678266340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6786521646545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2058954052659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3777777777778" calcext:value-type="float">
            <text:p>3,9377777778</text:p>
          </table:table-cell>
          <table:table-cell office:value-type="float" office:value="0.984444444444445" calcext:value-type="float">
            <text:p>0,9844444444</text:p>
          </table:table-cell>
          <table:table-cell office:value-type="string" calcext:value-type="string">
            <text:p>0,9797777778</text:p>
          </table:table-cell>
          <table:table-cell office:value-type="string" calcext:value-type="string">
            <text:p>0,966897744682114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205895405265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6786521646545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6786521646545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3205080756888" calcext:value-type="float">
            <text:p>3,7320508076</text:p>
          </table:table-cell>
          <table:table-cell office:value-type="float" office:value="0.933012701892219" calcext:value-type="float">
            <text:p>0,9330127019</text:p>
          </table:table-cell>
          <table:table-cell office:value-type="string" calcext:value-type="string">
            <text:p>0,9196152423</text:p>
          </table:table-cell>
          <table:table-cell office:value-type="string" calcext:value-type="string">
            <text:p>0,951968146987957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72058954052659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92857142857143" calcext:value-type="float">
            <text:p>1,9285714286</text:p>
          </table:table-cell>
          <table:table-cell office:value-type="float" office:value="0.482142857142857" calcext:value-type="float">
            <text:p>0,4821428571</text:p>
          </table:table-cell>
          <table:table-cell office:value-type="string" calcext:value-type="string">
            <text:p>0,3857142857</text:p>
          </table:table-cell>
          <table:table-cell office:value-type="string" calcext:value-type="string">
            <text:p>0,06597519629525063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5335351033511528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92857142857143" calcext:value-type="float">
            <text:p>2,9285714286</text:p>
          </table:table-cell>
          <table:table-cell office:value-type="float" office:value="0.732142857142857" calcext:value-type="float">
            <text:p>0,7321428571</text:p>
          </table:table-cell>
          <table:table-cell office:value-type="string" calcext:value-type="string">
            <text:p>0,6857142857</text:p>
          </table:table-cell>
          <table:table-cell office:value-type="string" calcext:value-type="string">
            <text:p>0,5397949038799912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06444070384179738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08923997973685578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06444070384179738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12233502630330388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92857142857143" calcext:value-type="float">
            <text:p>1,9285714286</text:p>
          </table:table-cell>
          <table:table-cell office:value-type="float" office:value="0.482142857142857" calcext:value-type="float">
            <text:p>0,4821428571</text:p>
          </table:table-cell>
          <table:table-cell office:value-type="string" calcext:value-type="string">
            <text:p>0,3857142857</text:p>
          </table:table-cell>
          <table:table-cell office:value-type="string" calcext:value-type="string">
            <text:p>0,06597519629525063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.54303349962092" calcext:value-type="float">
            <text:p>1,5430334996</text:p>
          </table:table-cell>
          <table:table-cell office:value-type="float" office:value="0.38575837490523" calcext:value-type="float">
            <text:p>0,3857583749</text:p>
          </table:table-cell>
          <table:table-cell office:value-type="string" calcext:value-type="string">
            <text:p>0,4629100499</text:p>
          </table:table-cell>
          <table:table-cell office:value-type="string" calcext:value-type="string">
            <text:p>0,9141209646434463</text:p>
          </table:table-cell>
          <table:table-cell/>
          <table:table-cell office:value-type="float" office:value="0.772727272727273" calcext:value-type="float">
            <text:p>0,772727272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37194710154549" calcext:value-type="float">
            <text:p>3,3719471015</text:p>
          </table:table-cell>
          <table:table-cell office:value-type="float" office:value="0.842986775386373" calcext:value-type="float">
            <text:p>0,8429867754</text:p>
          </table:table-cell>
          <table:table-cell office:value-type="string" calcext:value-type="string">
            <text:p>0,8187269876</text:p>
          </table:table-cell>
          <table:table-cell office:value-type="string" calcext:value-type="string">
            <text:p>0,803021654570997</text:p>
          </table:table-cell>
          <table:table-cell/>
          <table:table-cell office:value-type="float" office:value="0.772727272727273" calcext:value-type="float">
            <text:p>0,772727272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49983099819412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2857" calcext:value-type="float">
            <text:p>2,5714285714</text:p>
          </table:table-cell>
          <table:table-cell office:value-type="float" office:value="0.642857142857143" calcext:value-type="float">
            <text:p>0,6428571429</text:p>
          </table:table-cell>
          <table:table-cell office:value-type="string" calcext:value-type="string">
            <text:p>0,7142857143</text:p>
          </table:table-cell>
          <table:table-cell office:value-type="string" calcext:value-type="string">
            <text:p>0,969158932699105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2857" calcext:value-type="float">
            <text:p>2,5714285714</text:p>
          </table:table-cell>
          <table:table-cell office:value-type="float" office:value="0.642857142857143" calcext:value-type="float">
            <text:p>0,6428571429</text:p>
          </table:table-cell>
          <table:table-cell office:value-type="string" calcext:value-type="string">
            <text:p>0,7142857143</text:p>
          </table:table-cell>
          <table:table-cell office:value-type="string" calcext:value-type="string">
            <text:p>0,969158932699105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49983099819412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66666666666667" calcext:value-type="float">
            <text:p>3,6666666667</text:p>
          </table:table-cell>
          <table:table-cell office:value-type="float" office:value="0.916666666666667" calcext:value-type="float">
            <text:p>0,9166666667</text:p>
          </table:table-cell>
          <table:table-cell office:value-type="string" calcext:value-type="string">
            <text:p>0,9333333333</text:p>
          </table:table-cell>
          <table:table-cell office:value-type="string" calcext:value-type="string">
            <text:p>0,955279252296962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76666666666667" calcext:value-type="float">
            <text:p>2,7666666667</text:p>
          </table:table-cell>
          <table:table-cell office:value-type="float" office:value="0.691666666666667" calcext:value-type="float">
            <text:p>0,6916666667</text:p>
          </table:table-cell>
          <table:table-cell office:value-type="string" calcext:value-type="string">
            <text:p>0,7533333333</text:p>
          </table:table-cell>
          <table:table-cell office:value-type="string" calcext:value-type="string">
            <text:p>0,967034417905116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58697244547589" calcext:value-type="float">
            <text:p>3,5869724455</text:p>
          </table:table-cell>
          <table:table-cell office:value-type="float" office:value="0.896743111368972" calcext:value-type="float">
            <text:p>0,8967431114</text:p>
          </table:table-cell>
          <table:table-cell office:value-type="string" calcext:value-type="string">
            <text:p>0,8760917336</text:p>
          </table:table-cell>
          <table:table-cell office:value-type="string" calcext:value-type="string">
            <text:p>0,85613869680357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4919333848297" calcext:value-type="float">
            <text:p>2,3491933385</text:p>
          </table:table-cell>
          <table:table-cell office:value-type="float" office:value="0.587298334620742" calcext:value-type="float">
            <text:p>0,5872983346</text:p>
          </table:table-cell>
          <table:table-cell office:value-type="string" calcext:value-type="string">
            <text:p>0,6247580015</text:p>
          </table:table-cell>
          <table:table-cell office:value-type="string" calcext:value-type="string">
            <text:p>0,89093930275039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1421356237309" calcext:value-type="float">
            <text:p>3,4142135624</text:p>
          </table:table-cell>
          <table:table-cell office:value-type="float" office:value="0.853553390593274" calcext:value-type="float">
            <text:p>0,8535533906</text:p>
          </table:table-cell>
          <table:table-cell office:value-type="string" calcext:value-type="string">
            <text:p>0,8242640687</text:p>
          </table:table-cell>
          <table:table-cell office:value-type="string" calcext:value-type="string">
            <text:p>0,7855276760816748</text:p>
          </table:table-cell>
          <table:table-cell/>
          <table:table-cell office:value-type="float" office:value="0.772727272727273" calcext:value-type="float">
            <text:p>0,7727272727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49983099819412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49983099819412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49983099819412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,949983099819412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8214868308990209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8214868308990209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8214868308990209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8214868308990209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8214868308990209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5919196276656175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597783114866915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61058609638884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61058609638884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61058609638884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61058609638884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61058609638884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61058609638884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388300649855816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388300649855816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388300649855816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388300649855816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388300649855816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388300649855816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02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3883006498558164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77350269189626" calcext:value-type="float">
            <text:p>0,5773502692</text:p>
          </table:table-cell>
          <table:table-cell office:value-type="string" calcext:value-type="string">
            <text:p>0,5773502692</text:p>
          </table:table-cell>
          <table:table-cell office:value-type="string" calcext:value-type="string">
            <text:p>0,5088623731322162</text:p>
          </table:table-cell>
          <table:table-cell/>
          <table:table-cell office:value-type="float" office:value="0.772727272727273" calcext:value-type="float">
            <text:p>0,7727272727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4015008961491525</text:p>
          </table:table-cell>
          <table:table-cell/>
          <table:table-cell office:value-type="float" office:value="0.0882352941176471" calcext:value-type="float">
            <text:p>0,088235294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02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02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16496580927726" calcext:value-type="float">
            <text:p>0,8164965809</text:p>
          </table:table-cell>
          <table:table-cell office:value-type="string" calcext:value-type="string">
            <text:p>0,8164965809</text:p>
          </table:table-cell>
          <table:table-cell office:value-type="string" calcext:value-type="string">
            <text:p>0,798883641943286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9176264411198102</text:p>
          </table:table-cell>
          <table:table-cell/>
          <table:table-cell office:value-type="float" office:value="0.916666666666667" calcext:value-type="float">
            <text:p>0,9166666667</text:p>
          </table:table-cell>
          <table:table-cell/>
        </table:table-row>
      </table:table>
      <table:named-expressions/>
      <table:database-ranges>
        <table:database-range table:name="__Anonymous_Sheet_DB__0" table:target-range-address="Similarities.C1:Similarities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5" loext:min-decimal-places="5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0:39:10.583190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1:39:01.522004123</meta:creation-date>
    <dc:date>2017-06-08T11:17:42.900730473</dc:date>
    <meta:editing-duration>P1DT17H36M53S</meta:editing-duration>
    <meta:editing-cycles>18</meta:editing-cycles>
    <meta:generator>LibreOffice/5.1.6.2$Linux_X86_64 LibreOffice_project/10m0$Build-2</meta:generator>
    <meta:document-statistic meta:table-count="5" meta:cell-count="2210" meta:object-count="0"/>
  </office:meta>
</office:document-meta>
</file>